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rograma0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Aluno:</text:p>
          </table:table-cell>
          <table:table-cell table:style-name="Default" office:value-type="string" calcext:value-type="string">
            <text:p>Pedro Borras Souto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Matricula:</text:p>
          </table:table-cell>
          <table:table-cell table:style-name="Default" office:value-type="float" office:value="20250019554" calcext:value-type="float">
            <text:p>20250019554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Programa02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</table:table>
      <table:table table:name="Programa03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rograma04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Programa05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Programa06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rograma07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L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</table:table-row>
      </table:table>
      <table:table table:name="Programa08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rograma09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rograma10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L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18:52:31.376624808</meta:creation-date>
    <dc:date>2025-12-14T23:55:08.988337406</dc:date>
    <meta:editing-duration>PT10M29S</meta:editing-duration>
    <meta:editing-cycles>2</meta:editing-cycles>
    <meta:generator>LibreOffice/7.3.7.2$Linux_X86_64 LibreOffice_project/30$Build-2</meta:generator>
    <meta:document-statistic meta:table-count="10" meta:cell-count="472" meta:object-count="0"/>
  </office:meta>
</office:document-meta>
</file>